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340000013B760E84A46309E2F3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72bf4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start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22cm" svg:height="3.307cm" svg:x="0.505cm" svg:y="1.667cm">
          <draw:image xlink:href="Pictures/10000201000002340000013B760E84A46309E2F3.png" xlink:type="simple" xlink:show="embed" xlink:actuate="onLoad">
            <text:p/>
          </draw:image>
        </draw:frame>
        <draw:frame draw:style-name="gr2" draw:text-style-name="P2" draw:layer="layout" svg:width="0.436cm" svg:height="0.47cm" svg:x="6.205cm" svg:y="4.0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1cm" svg:height="0.47cm" svg:x="4.246cm" svg:y="1.2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11cm" svg:height="0.47cm" svg:x="2.482cm" svg:y="0.2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2.913cm" svg:y1="3.413cm" svg:x2="6.602cm" svg:y2="4.156cm">
          <text:p/>
        </draw:line>
        <draw:line draw:style-name="gr4" draw:text-style-name="P1" draw:layer="layout" svg:x1="2.9cm" svg:y1="3.432cm" svg:x2="4.281cm" svg:y2="1.415cm">
          <text:p/>
        </draw:line>
        <draw:line draw:style-name="gr5" draw:text-style-name="P1" draw:layer="layout" svg:x1="2.906cm" svg:y1="3.425cm" svg:x2="2.913cm" svg:y2="0.555cm">
          <text:p/>
        </draw:line>
        <draw:path draw:style-name="gr6" draw:text-style-name="P1" draw:layer="layout" svg:width="0.379cm" svg:height="0.77cm" draw:transform="skewX (0.203330857857339) rotate (-1.11666165542597) translate (3.2284812102214cm 0.89234848508541cm)" svg:viewBox="0 0 380 771" svg:d="M0 0c648 1 271 771 271 771">
          <text:p/>
        </draw:path>
        <draw:path draw:style-name="gr6" draw:text-style-name="P1" draw:layer="layout" svg:width="0.626cm" svg:height="0.784cm" draw:transform="skewX (-0.0867428638241181) rotate (-2.62619692547587) translate (4.26821213525751cm 2.32973740846176cm)" svg:viewBox="0 0 627 785" svg:d="M627 0c-1071 1-446 785-446 785">
          <text:p/>
        </draw:path>
        <draw:path draw:style-name="gr6" draw:text-style-name="P1" draw:layer="layout" svg:width="0.433cm" svg:height="0.628cm" draw:transform="skewX (-0.324107642095347) rotate (2.75447862549745) translate (5.99461603119511cm 4.49650713678424cm)" svg:viewBox="0 0 434 629" svg:d="M0 0c741 0 308 629 308 629">
          <text:p/>
        </draw:path>
        <draw:frame draw:style-name="gr7" draw:text-style-name="P3" draw:layer="layout" svg:width="2.624cm" svg:height="0.725cm" svg:x="0.289cm" svg:y="0.581cm">
          <draw:text-box>
            <text:p><text:span text:style-name="T1">lacet </text:span><text:span text:style-name="T2">(</text:span><text:span text:style-name="T3">yaw</text:span><text:span text:style-name="T2">)</text:span></text:p>
          </draw:text-box>
        </draw:frame>
        <draw:frame draw:style-name="gr8" draw:text-style-name="P3" draw:layer="layout" svg:width="3.423cm" svg:height="0.725cm" svg:x="3.946cm" svg:y="1.702cm">
          <draw:text-box>
            <text:p><text:span text:style-name="T1">tangage </text:span><text:span text:style-name="T2">(</text:span><text:span text:style-name="T3">pitch</text:span><text:span text:style-name="T2">)</text:span></text:p>
          </draw:text-box>
        </draw:frame>
        <draw:frame draw:style-name="gr9" draw:text-style-name="P3" draw:layer="layout" svg:width="2.619cm" svg:height="0.725cm" svg:x="4.451cm" svg:y="4.419cm">
          <draw:text-box>
            <text:p><text:span text:style-name="T1">roulis </text:span><text:span text:style-name="T2">(</text:span><text:span text:style-name="T3">roll</text:span><text:span text:style-name="T2">)</text:span></text:p>
          </draw:text-box>
        </draw:frame>
        <draw:frame draw:style-name="gr2" draw:text-style-name="P2" draw:layer="layout" svg:width="0.516cm" svg:height="0.365cm" svg:x="1.148cm" svg:y="1.1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46cm" svg:height="0.403cm" svg:x="5.512cm" svg:y="5.0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28cm" svg:height="0.331cm" svg:x="5.309cm" svg:y="2.40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9-14T13:56:32.980073484</dc:date>
    <meta:editing-duration>P1DT1H7M42S</meta:editing-duration>
    <meta:editing-cycles>39</meta:editing-cycles>
    <meta:generator>LibreOffice/6.0.7.3$Linux_X86_64 LibreOffice_project/00m0$Build-3</meta:generator>
    <meta:document-statistic meta:object-count="1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4/content.xml><?xml version="1.0" encoding="utf-8"?>
<math xmlns="http://www.w3.org/1998/Math/MathML" display="block">
  <semantics>
    <mi>ψ</mi>
    <annotation encoding="StarMath 5.0">%psi</annotation>
  </semantics>
</math>
</file>

<file path=Object 5/content.xml><?xml version="1.0" encoding="utf-8"?>
<math xmlns="http://www.w3.org/1998/Math/MathML" display="block">
  <semantics>
    <mi>ϕ</mi>
    <annotation encoding="StarMath 5.0">%phi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